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8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3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1:46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Masken beginnen abzufallen! "Das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Masken beginnen abzufallen! "Das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onymous Österre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. März um 11:51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Masken beginnen abzufall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Das chinesische Biologielabor in Wuhan gehört zur Glaxosmithkline, der (zufällig) Pfizer gehört!" (derjenige,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 Impfstoff gegen das Virus herstellt, das (versehentlich) im Wuhan Biological Lab gestartet wurde und das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(versehentlich) von Dr. Fauci finanziert wurde, der (versehentlich) für den Impfstoff wirbt!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„GlaxoSmithKline wird (zufällig) von der Finanzabteilung von Black Rock verwaltet, die (zufällig) die Finanz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der Open Foundation Company (Soros Foundation) verwaltet, die (zufällig) die französische AXA betreibt!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"Zufälligerweise besitzt Soros die deutsche Firma Winterthur, die (zufällig) ein chinesisches Labor in Wuh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ichtete und von der deutschen Allianz aufgekauft wurde, die (zufällig) Vanguard als Aktionär hat, der (zufällig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ktionär von Black Rock ist, der (zufällig) ) kontrolliert die Zentralbanken und verwaltet rund ein Drittel d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obalen Investitionskapital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Black Rock ist (zufällig) auch ein Hauptaktionär von MICROSOFT, im Besitz von Bill Gates, der (zufällig) 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fizer-Aktionär ist (wer - erinnerst du dich? Er verkauft einen Wunderimpfstoff) und (zufällig) jetzt der ers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onsor der WHO is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tzt verstehen Sie, wie eine tote Fledermaus, die auf einem feuchten Markt in China verkauft wurde,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AMTEN PLANETEN infizierte! "" .... schnell kopieren und weiterleiten.... wird sicher bald FB gelösch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information Von unabhängigen Faktenprüfern überprü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164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23 Kommentare 256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21</text:p>
          </table:table-cell>
          <table:table-cell table:number-columns-repeated="6"/>
        </table:table-row>
        <table:table-row table:style-name="ro1">
          <table:table-cell table:formula="of:=SUM([.A55:.A100000])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6 Mal getei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Gäch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sind natürlich keine Zufälle. Virenlabore haben schon immer mit Impflabor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sammengearbeitet. Das Bill Gates schon Jahrzehnte in Medizin und Gesundheit investiert 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ch kein Geheimnis. Also dieser Beitrag ist ungefähr so, wie wenn ich behaupte: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oindustrie hat zufällig Verbindungen zu Motorenhersteller, und was noch unglaublicher ist,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 mit der Metallindustrie zusammenarbei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 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ibt es dazu Nachweise? Ich würde gerne recherchieren bevor ich teile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dtraut Ross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sschen viele Zufäll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onymous.oesterreich/posts/165885010763942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Masken beginnen abzufallen! "Das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ois Mayr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llte das so stimmen dann sind wir von lauter Verbrechern umgeb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nnar Ols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der auch leiser..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ch Kunz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Stuhl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's stimmt, na dan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ila Thigp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zachbushmd.com/what-happened-last-year-replay/?mc_cid=af0204c54f&amp;mc_eid=502f1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9e29&amp;fbclid=IwAR3_eFQxR4XVplpTKcadJICa9Gc1xHeNSBk3pF9mBiURbNqNfZKnAVt5s0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lay: What Happened Last Year? - Zach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chbushmd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jel Zivotic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Weid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 Hoff des is guad recherchiert..... Daun mocht's hoffantlich boid an Pumpara...... Ohne sonstig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te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anonymous.oesterreich/posts/165885010763942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Masken beginnen abzufallen! "Das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phan Rathge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die Quellen angeführt werden können wäre das was. Wenn nicht, wirds einfach al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erschwörung abgetan wie so o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nnar Ols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t schon jemand die Behauptungen auf ihren Wahrheitsgehat überprüft 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ch habe die Zeit nicht und bin da zu wenig im Stof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merhin ist Text immer noch bei facebook 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ven Hlbng Br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per Jungs....das war mir alles sowas von klar....!!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ry Rei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les versehentlich und rein zufälli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nnar Ols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n ist der ganze post ein Versehen 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lli Dietm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h Mann ist das ein Schwachsinn, aber ja. Die Welt ist schlecht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Schier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ödsin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nnar Ols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chgeprüft 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onymous.oesterreich/posts/165885010763942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4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Masken beginnen abzufallen! "Das... - Anonymous Österreich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wald Ladi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ilian Hilgart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ilian Hilgar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wald Ladinig Zufälle gibs ha!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ilian Hilgar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wald Ladinig des sigman olls in Staffel 1 bis 2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Feicht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of Feichting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Kiris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eline Scarabin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8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onymous.oesterreich/posts/165885010763942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5" calcext:value-type="float">
            <text:p>5</text:p>
          </table:table-cell>
          <table:table-cell table:style-name="ce7" table:formula="of:=COUNTIF([.D$1:.D$1048576];&quot;X&quot;)" office:value-type="float" office:value="2" calcext:value-type="float">
            <text:p>2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16" calcext:value-type="float">
            <text:p>16</text:p>
          </table:table-cell>
          <table:table-cell table:formula="of:=COUNTIF([.G$1:.G$1048576];&quot;X&quot;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373];[.D373];[.F373])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819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.00.0000</text:date>, <text:time style:data-style-name="N2" text:time-value="01:36:39.353412068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6T03:23:50.651704296</dc:date>
    <meta:editing-duration>PT1H47M5S</meta:editing-duration>
    <meta:editing-cycles>12</meta:editing-cycles>
    <meta:document-statistic meta:table-count="1" meta:cell-count="258" meta:object-count="0"/>
  </office:meta>
</office:document-meta>
</file>